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6e97" officeooo:paragraph-rsid="00166e97"/>
    </style:style>
    <style:style style:name="P2" style:family="paragraph" style:parent-style-name="Standard" style:list-style-name="L1">
      <style:text-properties officeooo:rsid="00166e97" officeooo:paragraph-rsid="00166e97"/>
    </style:style>
    <style:style style:name="P3" style:family="paragraph" style:parent-style-name="Standard" style:list-style-name="L11">
      <style:text-properties officeooo:rsid="00166e97" officeooo:paragraph-rsid="00166e97"/>
    </style:style>
    <style:style style:name="P4" style:family="paragraph" style:parent-style-name="Standard" style:list-style-name="L12">
      <style:text-properties officeooo:rsid="00166e97" officeooo:paragraph-rsid="00166e97"/>
    </style:style>
    <style:style style:name="P5" style:family="paragraph" style:parent-style-name="Standard" style:list-style-name="L13">
      <style:text-properties officeooo:rsid="00166e97" officeooo:paragraph-rsid="00166e97"/>
    </style:style>
    <style:style style:name="P6" style:family="paragraph" style:parent-style-name="Standard" style:list-style-name="L1">
      <style:text-properties officeooo:rsid="0018b10d" officeooo:paragraph-rsid="0018b10d"/>
    </style:style>
    <style:style style:name="P7" style:family="paragraph" style:parent-style-name="Standard">
      <style:text-properties officeooo:rsid="0018b10d" officeooo:paragraph-rsid="0018b10d"/>
    </style:style>
    <style:style style:name="P8" style:family="paragraph" style:parent-style-name="Standard" style:list-style-name="L6">
      <style:text-properties officeooo:rsid="0018b10d" officeooo:paragraph-rsid="0018b10d"/>
    </style:style>
    <style:style style:name="P9" style:family="paragraph" style:parent-style-name="Standard">
      <style:text-properties officeooo:rsid="0018b10d" officeooo:paragraph-rsid="001cded4"/>
    </style:style>
    <style:style style:name="P10" style:family="paragraph" style:parent-style-name="Standard" style:list-style-name="L16">
      <style:text-properties officeooo:rsid="0018b10d" officeooo:paragraph-rsid="001b564b"/>
    </style:style>
    <style:style style:name="P11" style:family="paragraph" style:parent-style-name="Standard">
      <style:text-properties officeooo:rsid="0019434a" officeooo:paragraph-rsid="0019434a"/>
    </style:style>
    <style:style style:name="P12" style:family="paragraph" style:parent-style-name="Standard" style:list-style-name="L16">
      <style:text-properties officeooo:rsid="0019434a" officeooo:paragraph-rsid="0019434a"/>
    </style:style>
    <style:style style:name="P13" style:family="paragraph" style:parent-style-name="Standard" style:list-style-name="L17">
      <style:text-properties officeooo:rsid="0019434a" officeooo:paragraph-rsid="0019434a"/>
    </style:style>
    <style:style style:name="P14" style:family="paragraph" style:parent-style-name="Standard">
      <style:text-properties officeooo:rsid="0019a909" officeooo:paragraph-rsid="0019a909"/>
    </style:style>
    <style:style style:name="P15" style:family="paragraph" style:parent-style-name="Standard" style:list-style-name="L15">
      <style:text-properties officeooo:rsid="0019a909" officeooo:paragraph-rsid="0019a909"/>
    </style:style>
    <style:style style:name="P16" style:family="paragraph" style:parent-style-name="Standard" style:list-style-name="L16">
      <style:text-properties officeooo:rsid="0019a909" officeooo:paragraph-rsid="0019a909"/>
    </style:style>
    <style:style style:name="P17" style:family="paragraph" style:parent-style-name="Standard">
      <style:text-properties officeooo:rsid="001b564b" officeooo:paragraph-rsid="001b564b"/>
    </style:style>
    <style:style style:name="P18" style:family="paragraph" style:parent-style-name="Standard" style:list-style-name="L14">
      <style:text-properties officeooo:rsid="001b564b" officeooo:paragraph-rsid="001b564b"/>
    </style:style>
    <style:style style:name="P19" style:family="paragraph" style:parent-style-name="Standard">
      <style:text-properties officeooo:rsid="001d5fce" officeooo:paragraph-rsid="001d5fce"/>
    </style:style>
    <style:style style:name="T1" style:family="text">
      <style:text-properties officeooo:rsid="001b564b"/>
    </style:style>
    <style:style style:name="T2" style:family="text">
      <style:text-properties officeooo:rsid="001cded4"/>
    </style:style>
    <style:style style:name="T3" style:family="text">
      <style:text-properties officeooo:rsid="001d5f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rogram célja:</text:p>
      <text:p text:style-name="P1">A programmal a felhasználó</text:p>
      <text:p text:style-name="P1">eseményeket tud</text:p>
      <text:list xml:id="list532529863" text:style-name="L11">
        <text:list-item>
          <text:p text:style-name="P3">létrehozni</text:p>
        </text:list-item>
        <text:list-item>
          <text:p text:style-name="P3">módosítani</text:p>
        </text:list-item>
        <text:list-item>
          <text:p text:style-name="P3">törölni</text:p>
        </text:list-item>
        <text:list-item>
          <text:p text:style-name="P3">időrendben kilistázni adott naphoz, évhez, hónaphoz</text:p>
        </text:list-item>
        <text:list-item>
          <text:p text:style-name="P3">név szerint keresni</text:p>
        </text:list-item>
      </text:list>
      <text:p text:style-name="P1"/>
      <text:p text:style-name="P1">Az események adatbázisát a program képes</text:p>
      <text:list xml:id="list3305117327" text:style-name="L12">
        <text:list-item>
          <text:p text:style-name="P4">fájlba menteni</text:p>
        </text:list-item>
        <text:list-item>
          <text:p text:style-name="P4">fájlból beolvasni</text:p>
        </text:list-item>
      </text:list>
      <text:p text:style-name="P1"/>
      <text:p text:style-name="P1">Az eseményekhez a felhasználó megadhat</text:p>
      <text:list xml:id="list3434144391" text:style-name="L13">
        <text:list-item>
          <text:p text:style-name="P5">dátumot <text:span text:style-name="T2">(év, hónap, nap)</text:span></text:p>
        </text:list-item>
        <text:list-item>
          <text:p text:style-name="P5">kezdeti időt <text:span text:style-name="T2">(óra, perc)</text:span></text:p>
        </text:list-item>
        <text:list-item>
          <text:p text:style-name="P5">befejező időt <text:span text:style-name="T2">(óra, perc)</text:span></text:p>
        </text:list-item>
        <text:list-item>
          <text:p text:style-name="P5">helyszínt</text:p>
        </text:list-item>
        <text:list-item>
          <text:p text:style-name="P5">elnevezést</text:p>
        </text:list-item>
        <text:list-item>
          <text:p text:style-name="P5">kapcsolódó megjegyzést</text:p>
        </text:list-item>
      </text:list>
      <text:p text:style-name="P1"/>
      <text:p text:style-name="P19">A program a felhasználóval parancssoron keresztül kommunikál: itt jeleníti meg a kért adatokat és listázza ki az aktuálisan használható parancsokat, valamint itt kell begépelni az adatokat és a végrehajtani kívánt parancsokat. A program nem kezel ékezetes karaktereket.</text:p>
      <text:p text:style-name="P19"/>
      <text:p text:style-name="P19">Az alábbiakban ismertetem a program fő funkcióit és működését menüelemek szerint.</text:p>
      <text:p text:style-name="P1"/>
      <text:p text:style-name="P1">Főmenü <text:span text:style-name="T3">(ide jutunk a program indulásakor)</text:span>:</text:p>
      <text:list xml:id="list2639301514" text:style-name="L1">
        <text:list-item>
          <text:p text:style-name="P2">létrehozás</text:p>
        </text:list-item>
        <text:list-item>
          <text:p text:style-name="P6">keresés</text:p>
        </text:list-item>
        <text:list-item>
          <text:p text:style-name="P6">módosítások mentése</text:p>
        </text:list-item>
        <text:list-item>
          <text:p text:style-name="P6">kilépés</text:p>
        </text:list-item>
      </text:list>
      <text:p text:style-name="P7"/>
      <text:p text:style-name="P7">Létrehozás:</text:p>
      <text:p text:style-name="P7">A program egyesével bekéri az esemény tulajdonságait a felhasználótól.</text:p>
      <text:p text:style-name="P7">A dátum <text:span text:style-name="T1">é</text:span>s idő beviteli formátumát a program kiírja a felhasználónak.</text:p>
      <text:p text:style-name="P7">A többi mezőnél a program kiírja, hogy max hány karakter legyen a szöveg. Ha <text:span text:style-name="T3">többet</text:span> ad meg a felhasználó, hibát jelez.</text:p>
      <text:p text:style-name="P7">A program kiírja a <text:span text:style-name="T1">létrehozott</text:span> eseményt. <text:span text:style-name="T1">(lásd: eseményrekord)</text:span></text:p>
      <text:p text:style-name="P7"/>
      <text:p text:style-name="P7">Keresés:</text:p>
      <text:list xml:id="list2648679187" text:style-name="L6">
        <text:list-item>
          <text:p text:style-name="P8">Keresés név szerint</text:p>
        </text:list-item>
        <text:list-item>
          <text:p text:style-name="P8">Keresés nap szerint</text:p>
        </text:list-item>
        <text:list-item>
          <text:p text:style-name="P8">Keresés hét szerint</text:p>
        </text:list-item>
        <text:list-item>
          <text:p text:style-name="P8">Keresés hónap szerint</text:p>
        </text:list-item>
        <text:list-item>
          <text:p text:style-name="P8">Vissza a főmenübe</text:p>
        </text:list-item>
      </text:list>
      <text:p text:style-name="P7"/>
      <text:p text:style-name="P7">Keresés név szerint:</text:p>
      <text:p text:style-name="P7">A felhasználó legalább 3 karakternyi szöveget megad, egyébként <text:s/>a program hibát jelez</text:p>
      <text:p text:style-name="P9">A program időrendben végigmegy az összes eseményen, és időrendben kilistázza azokat, amelyekben megtalálható legalább egyszer a megadott szövegrész. <text:span text:style-name="T2">(Lásd még: találati listák)</text:span></text:p>
      <text:p text:style-name="P11"/>
      <text:p text:style-name="P11"><text:soft-page-break/>Keresés nap, hét, hónap szerint:</text:p>
      <text:p text:style-name="P11">A program alapértelmezetten kilistázza az <text:span text:style-name="T3">aktuális </text:span>nap (vagy hét vagy hónap) eseményeit, valamint felkínálja egyedi nap (hét, hónap) megadását. <text:span text:style-name="T2">(Lásd még: találati listák)</text:span></text:p>
      <text:p text:style-name="P11"/>
      <text:p text:style-name="P11">Találati listák:</text:p>
      <text:p text:style-name="P11">A talált események időrendben vannak listázva.</text:p>
      <text:p text:style-name="P11">Megjelenített adataik: kezdő idő , név, helyszín.</text:p>
      <text:p text:style-name="P11">Lehetőség van egy eseményt kiválasztani sorszám szerint a részletek megtekintéséhez és egyéb műveletekhez. <text:span text:style-name="T3">(Lásd: eseményrekord)</text:span></text:p>
      <text:p text:style-name="P11">Egyéb menüpontok:</text:p>
      <text:list xml:id="list2402575479" text:style-name="L17">
        <text:list-item>
          <text:p text:style-name="P13">vissza a keresés menübe</text:p>
        </text:list-item>
        <text:list-item>
          <text:p text:style-name="P13">vissza a főmenübe</text:p>
        </text:list-item>
      </text:list>
      <text:p text:style-name="P11"/>
      <text:p text:style-name="P11">Eseményrekord:</text:p>
      <text:p text:style-name="P11">Kilistázza az esemény összes tulajdonságát sorszámmal ellátva. A sorszám kiválasztásával módosítható az adott tulajdonságelem</text:p>
      <text:p text:style-name="P11">Egyéb menüpontok:</text:p>
      <text:list xml:id="list159990276" text:style-name="L16">
        <text:list-item>
          <text:p text:style-name="P16">módosítások fájlba írása</text:p>
        </text:list-item>
        <text:list-item>
          <text:p text:style-name="P12">esemény törlése (A program megerősítést fog kérni)</text:p>
        </text:list-item>
        <text:list-item>
          <text:p text:style-name="P12">vissza a találati listához <text:span text:style-name="T1">(ha keresésből jött)</text:span></text:p>
        </text:list-item>
        <text:list-item>
          <text:p text:style-name="P10">új esemény <text:span text:style-name="T1">(ha esemény létrehozásból jött)</text:span></text:p>
        </text:list-item>
        <text:list-item>
          <text:p text:style-name="P12">vissza a főmenübe</text:p>
        </text:list-item>
      </text:list>
      <text:p text:style-name="P14"/>
      <text:p text:style-name="P14">Mentés:</text:p>
      <text:p text:style-name="P14">A program mentéskor egy naptar.txt f<text:span text:style-name="T3">á</text:span>jlba menti az adatokat, kezdőidő szerint rendezve. <text:span text:style-name="T1">Ha a fájl nem létezik létrehozza azt. </text:span>Minden rekord új sorba kerül, a rekordok mezői tabulátorral vannak elválasztva.</text:p>
      <text:p text:style-name="P14">A mezők:</text:p>
      <text:list xml:id="list1744356347" text:style-name="L15">
        <text:list-item>
          <text:p text:style-name="P15">év</text:p>
        </text:list-item>
        <text:list-item>
          <text:p text:style-name="P15">hónap</text:p>
        </text:list-item>
        <text:list-item>
          <text:p text:style-name="P15">nap</text:p>
        </text:list-item>
        <text:list-item>
          <text:p text:style-name="P15">kezdőóra</text:p>
        </text:list-item>
        <text:list-item>
          <text:p text:style-name="P15">kezdőperc</text:p>
        </text:list-item>
        <text:list-item>
          <text:p text:style-name="P15">befejezőóra</text:p>
        </text:list-item>
        <text:list-item>
          <text:p text:style-name="P15">befejezőperc</text:p>
        </text:list-item>
        <text:list-item>
          <text:p text:style-name="P15">elnevezés</text:p>
        </text:list-item>
        <text:list-item>
          <text:p text:style-name="P15">helyszín</text:p>
        </text:list-item>
        <text:list-item>
          <text:p text:style-name="P15">megjegyzés</text:p>
        </text:list-item>
      </text:list>
      <text:p text:style-name="P14"/>
      <text:p text:style-name="P17">Példa:</text:p>
      <text:p text:style-name="P17">2018<text:tab/>3<text:tab/>11<text:tab/>17<text:tab/>58<text:tab/>18<text:tab/>56<text:tab/>konzultacio<text:tab/>IB028<text:tab/>nem musz<text:span text:style-name="T2">a</text:span>j</text:p>
      <text:p text:style-name="P17">2019<text:tab/>3<text:tab/>26<text:tab/>0<text:tab/>0<text:tab/>23<text:tab/>59<text:tab/>szulinap<text:tab/><text:tab/>otthon<text:tab/>torta!</text:p>
      <text:p text:style-name="P11"/>
      <text:p text:style-name="P17">A program induláskor, ha létezik a naptar.txt fájl, betölti annak adatait.</text:p>
      <text:p text:style-name="P17"/>
      <text:p text:style-name="P17">Kilépés:</text:p>
      <text:list xml:id="list2710950776" text:style-name="L14">
        <text:list-item>
          <text:p text:style-name="P18">Kilépéskor a program a következő lehetőségeket ajánlja:</text:p>
        </text:list-item>
        <text:list-item>
          <text:p text:style-name="P18">Kilépés mentéssel</text:p>
        </text:list-item>
        <text:list-item>
          <text:p text:style-name="P18">Kilépés mentés nélkül</text:p>
        </text:list-item>
        <text:list-item>
          <text:p text:style-name="P18">Még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53:41.035093007</meta:creation-date>
    <meta:generator>LibreOffice/6.0.6.2$Linux_X86_64 LibreOffice_project/00m0$Build-2</meta:generator>
    <dc:date>2018-10-26T19:27:20.720139252</dc:date>
    <meta:editing-duration>PT20M2S</meta:editing-duration>
    <meta:editing-cycles>4</meta:editing-cycles>
    <meta:document-statistic meta:table-count="0" meta:image-count="0" meta:object-count="0" meta:page-count="2" meta:paragraph-count="78" meta:word-count="457" meta:character-count="3000" meta:non-whitespace-character-count="2662"/>
  </office:meta>
</office:document-meta>
</file>